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text-indent="0in" style:auto-text-indent="false" style:writing-mode="lr-tb"/>
      <style:text-properties officeooo:paragraph-rsid="000790d6"/>
    </style:style>
    <style:style style:name="P2" style:family="paragraph" style:parent-style-name="Standard">
      <style:paragraph-properties fo:margin-left="0in" fo:margin-right="0in" fo:text-indent="0in" style:auto-text-indent="false" style:writing-mode="lr-tb"/>
      <style:text-properties officeooo:rsid="00084273" officeooo:paragraph-rsid="00084273"/>
    </style:style>
    <style:style style:name="P3" style:family="paragraph" style:parent-style-name="Standard">
      <style:paragraph-properties fo:margin-left="0in" fo:margin-right="0in" fo:text-indent="0in" style:auto-text-indent="false" style:writing-mode="lr-tb"/>
      <style:text-properties officeooo:rsid="00084273" officeooo:paragraph-rsid="0022870d"/>
    </style:style>
    <style:style style:name="P4" style:family="paragraph" style:parent-style-name="Standard">
      <style:paragraph-properties fo:margin-left="0in" fo:margin-right="0in" fo:text-indent="0in" style:auto-text-indent="false" style:writing-mode="lr-tb"/>
      <style:text-properties officeooo:rsid="000c33d5" officeooo:paragraph-rsid="000c33d5"/>
    </style:style>
    <style:style style:name="P5" style:family="paragraph" style:parent-style-name="Standard">
      <style:paragraph-properties fo:margin-left="0in" fo:margin-right="0in" fo:text-indent="0in" style:auto-text-indent="false" style:writing-mode="lr-tb"/>
      <style:text-properties officeooo:rsid="000c33d5" officeooo:paragraph-rsid="000d7fe4"/>
    </style:style>
    <style:style style:name="P6" style:family="paragraph" style:parent-style-name="Standard">
      <style:paragraph-properties fo:margin-left="0in" fo:margin-right="0in" fo:text-indent="0in" style:auto-text-indent="false" style:writing-mode="lr-tb"/>
      <style:text-properties officeooo:rsid="000c33d5" officeooo:paragraph-rsid="000f08e9"/>
    </style:style>
    <style:style style:name="P7" style:family="paragraph" style:parent-style-name="Standard">
      <style:paragraph-properties fo:margin-left="0in" fo:margin-right="0in" fo:text-indent="0in" style:auto-text-indent="false" style:writing-mode="lr-tb"/>
      <style:text-properties officeooo:rsid="000c33d5" officeooo:paragraph-rsid="001e2250"/>
    </style:style>
    <style:style style:name="P8" style:family="paragraph" style:parent-style-name="Standard">
      <style:paragraph-properties fo:margin-left="0in" fo:margin-right="0in" fo:text-indent="0in" style:auto-text-indent="false" style:writing-mode="lr-tb"/>
      <style:text-properties officeooo:rsid="000d7fe4" officeooo:paragraph-rsid="000d7fe4"/>
    </style:style>
    <style:style style:name="P9" style:family="paragraph" style:parent-style-name="Standard">
      <style:paragraph-properties fo:margin-left="0in" fo:margin-right="0in" fo:text-indent="0in" style:auto-text-indent="false" style:writing-mode="lr-tb"/>
      <style:text-properties officeooo:rsid="000d7fe4" officeooo:paragraph-rsid="001233a0"/>
    </style:style>
    <style:style style:name="P10" style:family="paragraph" style:parent-style-name="Standard">
      <style:paragraph-properties fo:margin-left="0in" fo:margin-right="0in" fo:text-indent="0in" style:auto-text-indent="false" style:writing-mode="lr-tb"/>
      <style:text-properties officeooo:rsid="000d7fe4" officeooo:paragraph-rsid="001a7f2c"/>
    </style:style>
    <style:style style:name="P11" style:family="paragraph" style:parent-style-name="Standard">
      <style:paragraph-properties style:writing-mode="lr-tb"/>
      <style:text-properties fo:font-weight="bold" officeooo:rsid="0027fc1d" officeooo:paragraph-rsid="0027fc1d" style:font-weight-asian="bold" style:font-weight-complex="bold"/>
    </style:style>
    <style:style style:name="P12" style:family="paragraph" style:parent-style-name="Standard">
      <style:paragraph-properties fo:margin-left="0in" fo:margin-right="0in" fo:text-indent="0in" style:auto-text-indent="false" style:writing-mode="lr-tb"/>
      <style:text-properties officeooo:rsid="00263519" officeooo:paragraph-rsid="00263519"/>
    </style:style>
    <style:style style:name="P13" style:family="paragraph" style:parent-style-name="Standard">
      <style:paragraph-properties fo:margin-left="0in" fo:margin-right="0in" fo:text-align="center" style:justify-single-word="false" fo:text-indent="0in" style:auto-text-indent="false" style:writing-mode="lr-tb"/>
      <style:text-properties officeooo:rsid="002b4dc4" officeooo:paragraph-rsid="002b4dc4"/>
    </style:style>
    <style:style style:name="P14" style:family="paragraph" style:parent-style-name="Standard">
      <style:paragraph-properties fo:margin-left="0in" fo:margin-right="0in" fo:text-align="center" style:justify-single-word="false" fo:text-indent="0in" style:auto-text-indent="false" style:writing-mode="lr-tb"/>
      <style:text-properties officeooo:paragraph-rsid="000790d6"/>
    </style:style>
    <style:style style:name="P15" style:family="paragraph" style:parent-style-name="Standard">
      <style:paragraph-properties fo:margin-left="0in" fo:margin-right="0in" fo:text-indent="0in" style:auto-text-indent="false" style:writing-mode="lr-tb"/>
      <style:text-properties officeooo:paragraph-rsid="002b4dc4"/>
    </style:style>
    <style:style style:name="P16" style:family="paragraph" style:parent-style-name="Standard">
      <style:paragraph-properties fo:margin-left="0in" fo:margin-right="0in" fo:text-indent="0in" style:auto-text-indent="false" style:writing-mode="lr-tb"/>
      <style:text-properties fo:font-style="italic" fo:font-weight="bold" officeooo:paragraph-rsid="002b4dc4" style:font-style-asian="italic" style:font-weight-asian="bold" style:font-style-complex="italic" style:font-weight-complex="bold"/>
    </style:style>
    <style:style style:name="P17" style:family="paragraph" style:parent-style-name="Standard">
      <style:paragraph-properties fo:margin-left="0in" fo:margin-right="0in" fo:text-indent="0in" style:auto-text-indent="false" style:writing-mode="lr-tb"/>
      <style:text-properties fo:font-style="normal" fo:font-weight="normal" officeooo:paragraph-rsid="002b4dc4" style:font-style-asian="normal" style:font-weight-asian="normal" style:font-style-complex="normal" style:font-weight-complex="normal"/>
    </style:style>
    <style:style style:name="P18" style:family="paragraph" style:parent-style-name="Standard">
      <style:paragraph-properties fo:margin-left="0in" fo:margin-right="0in" fo:text-indent="0in" style:auto-text-indent="false" style:writing-mode="lr-tb"/>
      <style:text-properties fo:font-style="normal" fo:font-weight="normal" officeooo:rsid="002c338f" officeooo:paragraph-rsid="002c338f" style:font-style-asian="normal" style:font-weight-asian="normal" style:font-style-complex="normal" style:font-weight-complex="normal"/>
    </style:style>
    <style:style style:name="P19" style:family="paragraph" style:parent-style-name="Standard">
      <style:paragraph-properties fo:margin-left="0in" fo:margin-right="0in" fo:text-indent="0in" style:auto-text-indent="false" style:writing-mode="lr-tb"/>
      <style:text-properties fo:font-style="normal" fo:font-weight="normal" officeooo:rsid="00305803" officeooo:paragraph-rsid="00305803" style:font-style-asian="normal" style:font-weight-asian="normal" style:font-style-complex="normal" style:font-weight-complex="normal"/>
    </style:style>
    <style:style style:name="P20" style:family="paragraph" style:parent-style-name="Standard">
      <style:paragraph-properties fo:margin-left="0in" fo:margin-right="0in" fo:text-indent="0in" style:auto-text-indent="false" style:writing-mode="lr-tb"/>
      <style:text-properties fo:font-style="normal" fo:font-weight="normal" officeooo:rsid="00305803" officeooo:paragraph-rsid="0033b862" style:font-style-asian="normal" style:font-weight-asian="normal" style:font-style-complex="normal" style:font-weight-complex="normal"/>
    </style:style>
    <style:style style:name="P21" style:family="paragraph" style:parent-style-name="Standard">
      <style:paragraph-properties fo:margin-left="0in" fo:margin-right="0in" fo:text-indent="0in" style:auto-text-indent="false" style:writing-mode="lr-tb"/>
      <style:text-properties officeooo:rsid="000c33d5" officeooo:paragraph-rsid="000d7fe4"/>
    </style:style>
    <style:style style:name="P22" style:family="paragraph" style:parent-style-name="Standard" style:list-style-name="L1">
      <style:paragraph-properties style:writing-mode="lr-tb"/>
      <style:text-properties officeooo:paragraph-rsid="000d7fe4"/>
    </style:style>
    <style:style style:name="P23" style:family="paragraph" style:parent-style-name="Standard" style:list-style-name="L1">
      <style:paragraph-properties style:writing-mode="lr-tb"/>
      <style:text-properties fo:font-weight="bold" officeooo:rsid="000d7fe4" officeooo:paragraph-rsid="000d7fe4" style:font-weight-asian="bold" style:font-weight-complex="bold"/>
    </style:style>
    <style:style style:name="P24" style:family="paragraph" style:parent-style-name="Standard" style:list-style-name="L1">
      <style:paragraph-properties style:writing-mode="lr-tb"/>
      <style:text-properties fo:font-weight="normal" officeooo:rsid="000d7fe4" officeooo:paragraph-rsid="000d7fe4" style:font-weight-asian="normal" style:font-weight-complex="normal"/>
    </style:style>
    <style:style style:name="P25" style:family="paragraph" style:parent-style-name="Standard">
      <style:paragraph-properties fo:margin-left="0in" fo:margin-right="0in" fo:text-indent="0in" style:auto-text-indent="false" style:writing-mode="lr-tb"/>
      <style:text-properties fo:font-style="italic" fo:font-weight="bold" officeooo:paragraph-rsid="002b4dc4" style:font-style-asian="italic" style:font-weight-asian="bold" style:font-style-complex="italic" style:font-weight-complex="bold"/>
    </style:style>
    <style:style style:name="P26" style:family="paragraph" style:parent-style-name="Standard">
      <style:paragraph-properties fo:margin-left="0in" fo:margin-right="0in" fo:text-indent="0in" style:auto-text-indent="false" style:writing-mode="lr-tb"/>
      <style:text-properties fo:font-style="normal" fo:font-weight="normal" officeooo:rsid="0036fac7" officeooo:paragraph-rsid="0036fac7" style:font-style-asian="normal" style:font-weight-asian="normal" style:font-style-complex="normal" style:font-weight-complex="normal"/>
    </style:style>
    <style:style style:name="P27" style:family="paragraph" style:parent-style-name="Standard">
      <style:paragraph-properties fo:margin-left="0in" fo:margin-right="0in" fo:text-indent="0in" style:auto-text-indent="false" style:writing-mode="lr-tb"/>
      <style:text-properties fo:font-style="normal" fo:font-weight="normal" officeooo:rsid="003867df" officeooo:paragraph-rsid="002b4dc4" style:font-style-asian="normal" style:font-weight-asian="normal" style:font-style-complex="normal" style:font-weight-complex="normal"/>
    </style:style>
    <style:style style:name="T1" style:family="text">
      <style:text-properties officeooo:rsid="00085b55"/>
    </style:style>
    <style:style style:name="T2" style:family="text">
      <style:text-properties officeooo:rsid="00098ede"/>
    </style:style>
    <style:style style:name="T3" style:family="text">
      <style:text-properties officeooo:rsid="000a242c"/>
    </style:style>
    <style:style style:name="T4" style:family="text">
      <style:text-properties officeooo:rsid="000aaaa8"/>
    </style:style>
    <style:style style:name="T5" style:family="text">
      <style:text-properties officeooo:rsid="000c33d5"/>
    </style:style>
    <style:style style:name="T6" style:family="text">
      <style:text-properties officeooo:rsid="000d7fe4"/>
    </style:style>
    <style:style style:name="T7" style:family="text">
      <style:text-properties fo:font-weight="normal" style:font-weight-asian="normal" style:font-weight-complex="normal"/>
    </style:style>
    <style:style style:name="T8" style:family="text">
      <style:text-properties fo:font-weight="normal" officeooo:rsid="000edcbc" style:font-weight-asian="normal" style:font-weight-complex="normal"/>
    </style:style>
    <style:style style:name="T9" style:family="text">
      <style:text-properties fo:font-weight="normal" officeooo:rsid="000f08e9" style:font-weight-asian="normal" style:font-weight-complex="normal"/>
    </style:style>
    <style:style style:name="T10" style:family="text">
      <style:text-properties fo:font-weight="normal" officeooo:rsid="001070b5" style:font-weight-asian="normal" style:font-weight-complex="normal"/>
    </style:style>
    <style:style style:name="T11" style:family="text">
      <style:text-properties fo:font-weight="normal" officeooo:rsid="0011d45b" style:font-weight-asian="normal" style:font-weight-complex="normal"/>
    </style:style>
    <style:style style:name="T12" style:family="text">
      <style:text-properties fo:font-weight="normal" officeooo:rsid="0012394c" style:font-weight-asian="normal" style:font-weight-complex="normal"/>
    </style:style>
    <style:style style:name="T13" style:family="text">
      <style:text-properties fo:font-weight="normal" officeooo:rsid="0013c67d" style:font-weight-asian="normal" style:font-weight-complex="normal"/>
    </style:style>
    <style:style style:name="T14" style:family="text">
      <style:text-properties fo:font-weight="normal" officeooo:rsid="00142cd3" style:font-weight-asian="normal" style:font-weight-complex="normal"/>
    </style:style>
    <style:style style:name="T15" style:family="text">
      <style:text-properties fo:font-weight="normal" officeooo:rsid="00160c4e" style:font-weight-asian="normal" style:font-weight-complex="normal"/>
    </style:style>
    <style:style style:name="T16" style:family="text">
      <style:text-properties fo:font-weight="normal" officeooo:rsid="00175f8c" style:font-weight-asian="normal" style:font-weight-complex="normal"/>
    </style:style>
    <style:style style:name="T17" style:family="text">
      <style:text-properties fo:font-weight="normal" officeooo:rsid="0018b65f" style:font-weight-asian="normal" style:font-weight-complex="normal"/>
    </style:style>
    <style:style style:name="T18" style:family="text">
      <style:text-properties fo:font-weight="normal" officeooo:rsid="001a7f2c" style:font-weight-asian="normal" style:font-weight-complex="normal"/>
    </style:style>
    <style:style style:name="T19" style:family="text">
      <style:text-properties fo:font-weight="normal" officeooo:rsid="001bc140" style:font-weight-asian="normal" style:font-weight-complex="normal"/>
    </style:style>
    <style:style style:name="T20" style:family="text">
      <style:text-properties fo:font-weight="normal" officeooo:rsid="001c6dac" style:font-weight-asian="normal" style:font-weight-complex="normal"/>
    </style:style>
    <style:style style:name="T21" style:family="text">
      <style:text-properties fo:font-weight="normal" officeooo:rsid="001cf214" style:font-weight-asian="normal" style:font-weight-complex="normal"/>
    </style:style>
    <style:style style:name="T22" style:family="text">
      <style:text-properties fo:font-weight="normal" officeooo:rsid="001e8813" style:font-weight-asian="normal" style:font-weight-complex="normal"/>
    </style:style>
    <style:style style:name="T23" style:family="text">
      <style:text-properties fo:font-weight="normal" officeooo:rsid="00205d1b" style:font-weight-asian="normal" style:font-weight-complex="normal"/>
    </style:style>
    <style:style style:name="T24" style:family="text">
      <style:text-properties fo:font-weight="normal" officeooo:rsid="0029531b" style:font-weight-asian="normal" style:font-weight-complex="normal"/>
    </style:style>
    <style:style style:name="T25" style:family="text">
      <style:text-properties officeooo:rsid="000edcbc"/>
    </style:style>
    <style:style style:name="T26" style:family="text">
      <style:text-properties officeooo:rsid="001070b5"/>
    </style:style>
    <style:style style:name="T27" style:family="text">
      <style:text-properties officeooo:rsid="001233a0"/>
    </style:style>
    <style:style style:name="T28" style:family="text">
      <style:text-properties officeooo:rsid="001a7f2c"/>
    </style:style>
    <style:style style:name="T29" style:family="text">
      <style:text-properties officeooo:rsid="001e2250"/>
    </style:style>
    <style:style style:name="T30" style:family="text">
      <style:text-properties officeooo:rsid="0021f240"/>
    </style:style>
    <style:style style:name="T31" style:family="text">
      <style:text-properties officeooo:rsid="0022870d"/>
    </style:style>
    <style:style style:name="T32" style:family="text">
      <style:text-properties officeooo:rsid="002356b5"/>
    </style:style>
    <style:style style:name="T33" style:family="text">
      <style:text-properties officeooo:rsid="00241d9a"/>
    </style:style>
    <style:style style:name="T34" style:family="text">
      <style:text-properties officeooo:rsid="002e261a"/>
    </style:style>
    <style:style style:name="T35" style:family="text">
      <style:text-properties officeooo:rsid="002eb2a5"/>
    </style:style>
    <style:style style:name="T36" style:family="text">
      <style:text-properties officeooo:rsid="00319231"/>
    </style:style>
    <style:style style:name="T37" style:family="text">
      <style:text-properties officeooo:rsid="0032b397"/>
    </style:style>
    <style:style style:name="T38" style:family="text">
      <style:text-properties officeooo:rsid="0032c708"/>
    </style:style>
    <style:style style:name="T39" style:family="text">
      <style:text-properties officeooo:rsid="00335f62"/>
    </style:style>
    <style:style style:name="T40" style:family="text">
      <style:text-properties officeooo:rsid="0033b862"/>
    </style:style>
    <style:style style:name="T41" style:family="text">
      <style:text-properties officeooo:rsid="00342a4d"/>
    </style:style>
    <style:style style:name="T42" style:family="text">
      <style:text-properties officeooo:rsid="0035fe97"/>
    </style:style>
    <style:style style:name="T43" style:family="text">
      <style:text-properties officeooo:rsid="0037fa2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lexander Shah</text:p>
      <text:p text:style-name="P14">Homework 4: Queues and Lists<text:line-break/>EN.605.202.81 Section 84<text:line-break/></text:p>
      <text:p text:style-name="P15">1.</text:p>
      <text:p text:style-name="P15"/>
      <text:p text:style-name="P16">Develop an ADT specification for a priority queue. A priority queue is like a FIFO<text:line-break/>queue except that items are ordered by some priority setting instead of time. In<text:line-break/>fact, you may think of a FIFO queue as a priority queue in which the time stamp<text:line-break/>is used to define priority.</text:p>
      <text:p text:style-name="P1"/>
      <text:p text:style-name="P4">ADT Priority Queue </text:p>
      <text:p text:style-name="P4"/>
      <text:p text:style-name="P4">An empty list of values with data and a priority (integer)</text:p>
      <text:p text:style-name="P4"/>
      <text:p text:style-name="P3">A priority queue <text:span text:style-name="T30">is </text:span>a FIFO queue implemented with <text:span text:style-name="T30">a data structure </text:span>like a <text:span text:style-name="T30">stack or </text:span>array, with a specified integer for the priority of the <text:span text:style-name="T31">element</text:span> in the queue. <text:span text:style-name="T1">Elements with higher priority are </text:span><text:span text:style-name="T5">dequed</text:span><text:span text:style-name="T1"> before lower priority ones. Elements can be any type since the priority </text:span><text:span text:style-name="T3">and </text:span><text:span text:style-name="T32">timing </text:span><text:span text:style-name="T33">when</text:span><text:span text:style-name="T3"> an item is queued </text:span><text:span text:style-name="T2">determines ordering </text:span><text:span text:style-name="T4">since items with the same priority are dequeued in FIFO order</text:span><text:span text:style-name="T2">.</text:span></text:p>
      <text:p text:style-name="P2"/>
      <text:p text:style-name="P12">Methods:</text:p>
      <text:p text:style-name="P4"/>
      <text:p text:style-name="P5">Enqueue</text:p>
      <text:list text:style-name="L1">
        <text:list-header>
          <text:p text:style-name="P22"><text:span text:style-name="T5">Enqueue</text:span><text:span text:style-name="T6">(element, priority) → None</text:span></text:p>
        </text:list-header>
        <text:list-item>
          <text:p text:style-name="P23">Input:<text:span text:style-name="T7"> </text:span></text:p>
          <text:list>
            <text:list-item>
              <text:p text:style-name="P24">Element: A data item to store in queue</text:p>
            </text:list-item>
            <text:list-item>
              <text:p text:style-name="P24">Priority: an integer to specify the priority of the element</text:p>
            </text:list-item>
          </text:list>
        </text:list-item>
        <text:list-item>
          <text:p text:style-name="P23">Preconditions<text:span text:style-name="T7">: </text:span><text:span text:style-name="T8">None</text:span></text:p>
        </text:list-item>
        <text:list-item>
          <text:p text:style-name="P23">Process<text:span text:style-name="T7">: </text:span><text:span text:style-name="T8">Add an element to the queue with a specified priority</text:span></text:p>
        </text:list-item>
        <text:list-item>
          <text:p text:style-name="P23">Postconditions<text:span text:style-name="T7">: </text:span><text:span text:style-name="T8">An element is added to the queue based on priority</text:span></text:p>
        </text:list-item>
        <text:list-item>
          <text:p text:style-name="P23">Output<text:span text:style-name="T7">: </text:span><text:span text:style-name="T8">None</text:span></text:p>
        </text:list-item>
      </text:list>
      <text:p text:style-name="P4">Dequeue</text:p>
      <text:p text:style-name="P5"><text:tab/>Dequeue<text:span text:style-name="T6">() → </text:span><text:span text:style-name="T25">Element</text:span></text:p>
      <text:list text:continue-numbering="true" text:style-name="L1">
        <text:list-item>
          <text:p text:style-name="P23">Input:<text:span text:style-name="T7"> </text:span><text:span text:style-name="T8">None</text:span></text:p>
        </text:list-item>
        <text:list-item>
          <text:p text:style-name="P23">Preconditions<text:span text:style-name="T7">: <text:s/></text:span><text:span text:style-name="T8">The queue must not be empty</text:span></text:p>
        </text:list-item>
        <text:list-item>
          <text:p text:style-name="P23">Process<text:span text:style-name="T7">: <text:s/></text:span><text:span text:style-name="T8">The element with the highest priority is removed from the queue and returned</text:span></text:p>
        </text:list-item>
        <text:list-item>
          <text:p text:style-name="P23">Postconditions<text:span text:style-name="T7">: </text:span><text:span text:style-name="T8">The highest priority element is removed from the queue, if multiple elements have the same priority, the first in element is removed</text:span></text:p>
        </text:list-item>
        <text:list-item>
          <text:p text:style-name="P23">Output<text:span text:style-name="T7">: </text:span><text:span text:style-name="T8">An element</text:span></text:p>
        </text:list-item>
      </text:list>
      <text:p text:style-name="P4">Delete</text:p>
      <text:p text:style-name="P6"><text:tab/>Delete<text:span text:style-name="T6">(element) → None</text:span></text:p>
      <text:list text:continue-numbering="true" text:style-name="L1">
        <text:list-item>
          <text:p text:style-name="P23">Input:<text:span text:style-name="T7"> </text:span></text:p>
          <text:list>
            <text:list-item>
              <text:p text:style-name="P23"><text:span text:style-name="T7">Element: A data item to </text:span><text:span text:style-name="T9">remove</text:span><text:span text:style-name="T7"> </text:span><text:span text:style-name="T9">from </text:span><text:span text:style-name="T7">queue</text:span></text:p>
            </text:list-item>
          </text:list>
        </text:list-item>
        <text:list-item>
          <text:p text:style-name="P23">Preconditions<text:span text:style-name="T7">: </text:span><text:span text:style-name="T9">The element must exist in the queue</text:span></text:p>
        </text:list-item>
        <text:list-item>
          <text:p text:style-name="P23">Process<text:span text:style-name="T7">: </text:span><text:span text:style-name="T9">The specified element is removed from the queue</text:span></text:p>
        </text:list-item>
        <text:list-item>
          <text:p text:style-name="P23">Postconditions<text:span text:style-name="T7">: </text:span><text:span text:style-name="T9">An element is removed from the queue without changing the ordering</text:span></text:p>
        </text:list-item>
        <text:list-item>
          <text:p text:style-name="P23">Output<text:span text:style-name="T7">: </text:span><text:span text:style-name="T9">None</text:span></text:p>
        </text:list-item>
      </text:list>
      <text:p text:style-name="P4">Empty</text:p>
      <text:p text:style-name="P5"><text:tab/><text:span text:style-name="T26">Empty</text:span><text:span text:style-name="T6">() → None</text:span></text:p>
      <text:list text:continue-numbering="true" text:style-name="L1">
        <text:list-item>
          <text:p text:style-name="P23"><text:soft-page-break/>Input:<text:span text:style-name="T7"> </text:span><text:span text:style-name="T10">None</text:span></text:p>
        </text:list-item>
        <text:list-item>
          <text:p text:style-name="P23">Preconditions<text:span text:style-name="T7">: </text:span><text:span text:style-name="T10">The queue must exist</text:span></text:p>
        </text:list-item>
        <text:list-item>
          <text:p text:style-name="P23">Process<text:span text:style-name="T7">: </text:span><text:span text:style-name="T10">All elements of the queue are removed</text:span></text:p>
        </text:list-item>
        <text:list-item>
          <text:p text:style-name="P23">Postconditions<text:span text:style-name="T7">: </text:span><text:span text:style-name="T10">The queue is empty</text:span></text:p>
        </text:list-item>
        <text:list-item>
          <text:p text:style-name="P23">Output<text:span text:style-name="T7">: </text:span><text:span text:style-name="T11">N</text:span><text:span text:style-name="T10">one</text:span></text:p>
        </text:list-item>
      </text:list>
      <text:p text:style-name="P8">isEmpty</text:p>
      <text:p text:style-name="P9"><text:tab/>isEmpty() → <text:span text:style-name="T27">Boolean</text:span></text:p>
      <text:list text:continue-numbering="true" text:style-name="L1">
        <text:list-item>
          <text:p text:style-name="P23">Input:<text:span text:style-name="T7"> </text:span><text:span text:style-name="T12">None</text:span></text:p>
        </text:list-item>
        <text:list-item>
          <text:p text:style-name="P23">Preconditions<text:span text:style-name="T7">: </text:span><text:span text:style-name="T12">The queue must exist</text:span></text:p>
        </text:list-item>
        <text:list-item>
          <text:p text:style-name="P23">Process<text:span text:style-name="T7">: </text:span><text:span text:style-name="T13">Determine if the queue has any elements in it</text:span></text:p>
        </text:list-item>
        <text:list-item>
          <text:p text:style-name="P23">Postconditions<text:span text:style-name="T7">: </text:span><text:span text:style-name="T14">Queue remains unchanged</text:span></text:p>
        </text:list-item>
        <text:list-item>
          <text:p text:style-name="P23">Output<text:span text:style-name="T7">: </text:span><text:span text:style-name="T15">Boolean true if there are ele</text:span><text:span text:style-name="T16">ments </text:span><text:span text:style-name="T17">in the queue, otherwise false</text:span></text:p>
        </text:list-item>
      </text:list>
      <text:p text:style-name="P8">Size</text:p>
      <text:p text:style-name="P10"><text:tab/>Size() → <text:span text:style-name="T28">Integer</text:span></text:p>
      <text:list text:continue-numbering="true" text:style-name="L1">
        <text:list-item>
          <text:p text:style-name="P23">Input:<text:span text:style-name="T7"> </text:span><text:span text:style-name="T18">None</text:span></text:p>
        </text:list-item>
        <text:list-item>
          <text:p text:style-name="P23">Preconditions<text:span text:style-name="T7">: </text:span><text:span text:style-name="T18">The queue must exist</text:span></text:p>
        </text:list-item>
        <text:list-item>
          <text:p text:style-name="P23">Process<text:span text:style-name="T7">: </text:span><text:span text:style-name="T19">Calculate the number of elements in the queue</text:span></text:p>
        </text:list-item>
        <text:list-item>
          <text:p text:style-name="P23">Postconditions<text:span text:style-name="T7">: </text:span><text:span text:style-name="T20">The queue remains unchanged</text:span></text:p>
        </text:list-item>
        <text:list-item>
          <text:p text:style-name="P23">Output<text:span text:style-name="T7">: </text:span><text:span text:style-name="T21">Integer describing the number of elements in the queue</text:span></text:p>
        </text:list-item>
      </text:list>
      <text:p text:style-name="P4">Peek</text:p>
      <text:p text:style-name="P7"><text:tab/>Peek<text:span text:style-name="T29">(</text:span><text:span text:style-name="T6">) → </text:span><text:span text:style-name="T29">Element</text:span></text:p>
      <text:list text:continue-numbering="true" text:style-name="L1">
        <text:list-item>
          <text:p text:style-name="P23">Input:<text:span text:style-name="T7"> </text:span><text:span text:style-name="T22">None</text:span></text:p>
        </text:list-item>
        <text:list-item>
          <text:p text:style-name="P23">Preconditions<text:span text:style-name="T7">: </text:span><text:span text:style-name="T22">The queue must not be empty</text:span></text:p>
        </text:list-item>
        <text:list-item>
          <text:p text:style-name="P23">Process<text:span text:style-name="T7">: </text:span><text:span text:style-name="T22">Return the highest priority element without removal</text:span></text:p>
        </text:list-item>
        <text:list-item>
          <text:p text:style-name="P23">Postconditions<text:span text:style-name="T7">: </text:span><text:span text:style-name="T23">The queue remains unchanged</text:span></text:p>
        </text:list-item>
        <text:list-item>
          <text:p text:style-name="P23">Output<text:span text:style-name="T7">: </text:span><text:span text:style-name="T23">The element with the highest priority.</text:span></text:p>
        </text:list-item>
      </text:list>
      <text:p text:style-name="P11"><text:span text:style-name="T23"/></text:p>
      <text:p text:style-name="P11"><text:span text:style-name="T24">End</text:span><text:span text:style-name="T7"> ADT Priority Queue</text:span></text:p>
      <text:p text:style-name="P1"/>
      <text:p text:style-name="P15">2.</text:p>
      <text:p text:style-name="P15"/>
      <text:p text:style-name="P16">Write an algorithm to reverse a singly linked list, so that the last element<text:line-break/>become the first and so on. Do NOT use Deletion - rearrange the pointers.</text:p>
      <text:p text:style-name="P17"/>
      <text:p text:style-name="P18">In order to reverse a singly linked list, we need to keep track of a few extra pointers in order to properly reverse which elements the links point to. We keep track of the previous element, the current element, and the next element. Using an iterative approach through the elements of the list, we temporarily store the current node’s next as the next element, assign the current node’s next to the previous element (or null if we are at the head), <text:span text:style-name="T34">and then update the previous element to be our current element, and our current element to be the next one. </text:span><text:span text:style-name="T35">Finally we return the head, or the former tail, of our list. </text:span></text:p>
      <text:p text:style-name="P18"/>
      <text:p text:style-name="P19">Method reverseSinglyLinkedList(head):</text:p>
      <text:p text:style-name="P19"><text:s text:c="4"/>// Determine if we are looking at a single element list, which is already reversed</text:p>
      <text:p text:style-name="P19"><text:s text:c="4"/>if head == null or head.next == null:</text:p>
      <text:p text:style-name="P19"><text:s text:c="8"/>return head</text:p>
      <text:p text:style-name="P19"/>
      <text:p text:style-name="P19"><text:s text:c="4"/>//otherwise keep track of pointers to swap elements</text:p>
      <text:p text:style-name="P19"><text:s text:c="4"/>prev = null</text:p>
      <text:p text:style-name="P19"><text:s text:c="4"/>current = head</text:p>
      <text:p text:style-name="P19"><text:soft-page-break/><text:s text:c="4"/>next = null</text:p>
      <text:p text:style-name="P19"/>
      <text:p text:style-name="P20"><text:s text:c="4"/>//<text:span text:style-name="T37">swap element pointers around </text:span><text:span text:style-name="T40">until we get through the list</text:span></text:p>
      <text:p text:style-name="P19"><text:s text:c="4"/>while current != null</text:p>
      <text:p text:style-name="P19"><text:s text:c="8"/></text:p>
      <text:p text:style-name="P19"><text:s text:c="8"/>//<text:span text:style-name="T38">where we’re going next</text:span></text:p>
      <text:p text:style-name="P19"><text:s text:c="8"/>next = current.next</text:p>
      <text:p text:style-name="P19"/>
      <text:p text:style-name="P19"><text:s text:c="8"/>//<text:span text:style-name="T38">swap </text:span><text:span text:style-name="T41">this element’s </text:span><text:span text:style-name="T38">next pointer to point to previous element</text:span></text:p>
      <text:p text:style-name="P19"><text:s text:c="8"/>current.next = prev</text:p>
      <text:p text:style-name="P19"/>
      <text:p text:style-name="P19"><text:s text:c="8"/>//<text:span text:style-name="T38">save this element to be the next one’s previous</text:span></text:p>
      <text:p text:style-name="P19"><text:s text:c="8"/>prev = current</text:p>
      <text:p text:style-name="P19"/>
      <text:p text:style-name="P19"><text:s text:c="8"/>//<text:span text:style-name="T39">update current so we </text:span><text:span text:style-name="T42">can move on to </text:span><text:span text:style-name="T39">the next element in the list</text:span></text:p>
      <text:p text:style-name="P19"><text:s text:c="8"/>current = next</text:p>
      <text:p text:style-name="P19"/>
      <text:p text:style-name="P19"><text:s text:c="4"/>//<text:span text:style-name="T36">return the new head, former tail</text:span></text:p>
      <text:p text:style-name="P19"><text:s text:c="4"/>return prev</text:p>
      <text:p text:style-name="P19"/>
      <text:p text:style-name="P1"/>
      <text:p text:style-name="P15">3.</text:p>
      <text:p text:style-name="P15"/>
      <text:p text:style-name="P16">What is the average number of nodes accessed in search for a particular<text:line-break/>element in an unordered list? In an ordered list? In an unordered array? In an<text:line-break/>ordered array? Note that a list could be implemented as a linked structure or<text:line-break/>within an array.</text:p>
      <text:p text:style-name="P16"/>
      <text:p text:style-name="P26">Searching an unordered list we would need to search from beginning to end since the element could be anywhere in the list. <text:span text:style-name="T43">In a linked structure we</text:span> need to access each node by node so the average case would be searching half the elements. </text:p>
      <text:p text:style-name="P26"/>
      <text:p text:style-name="P26">Searching an ordered list, we still need to access each node by node so the average case would be searching half the elements even though we know the list is in order.</text:p>
      <text:p text:style-name="P26"/>
      <text:p text:style-name="P26">Searching an unordered array we would access half the elements on average because an unordered array has to be searched from beginning to end. </text:p>
      <text:p text:style-name="P26"/>
      <text:p text:style-name="P26">In an ordered array the search can occur much faster, since binary search can eliminate half the nodes to be searched with every comparison. This makes the average number of nodes accessed log(n).</text:p>
      <text:p text:style-name="P17"/>
      <text:p text:style-name="P1"/>
      <text:p text:style-name="P15">4.</text:p>
      <text:p text:style-name="P15"/>
      <text:p text:style-name="P16">Write a routine to interchange the mth and nth elements of a singly-linked list.<text:line-break/>You may assume that the ranks m and n are passed in as parameters. Allow for<text:line-break/>all the ways that m and n can occur. You must rearrange the pointers, not<text:line-break/>simply swap the contents.</text:p>
      <text:p text:style-name="P16"/>
      <text:p text:style-name="P27"><text:soft-page-break/>We can rearrange the pointers of the mth and nth elements of a singly linked list by </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1T13:00:38.208000000</meta:creation-date>
    <dc:date>2023-09-24T13:59:25.283000000</dc:date>
    <meta:editing-duration>PT1H17M19S</meta:editing-duration>
    <meta:editing-cycles>51</meta:editing-cycles>
    <meta:generator>LibreOffice/7.6.1.2$Windows_X86_64 LibreOffice_project/f5defcebd022c5bc36bbb79be232cb6926d8f674</meta:generator>
    <meta:document-statistic meta:table-count="0" meta:image-count="0" meta:object-count="0" meta:page-count="4" meta:paragraph-count="94" meta:word-count="969" meta:character-count="5510" meta:non-whitespace-character-count="4537"/>
  </office:meta>
</office:document-meta>
</file>